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Таблица1" style:family="table">
      <style:table-properties table:align="margins" style:width="25.7cm"/>
    </style:style>
    <style:style style:name="Таблица1.A" style:family="table-column">
      <style:table-column-properties style:column-width="3.177cm" style:rel-column-width="8100*"/>
    </style:style>
    <style:style style:name="Таблица1.B" style:family="table-column">
      <style:table-column-properties style:column-width="1.125cm" style:rel-column-width="2869*"/>
    </style:style>
    <style:style style:name="Таблица1.C" style:family="table-column">
      <style:table-column-properties style:column-width="1.127cm" style:rel-column-width="2874*"/>
    </style:style>
    <style:style style:name="Таблица1.U" style:family="table-column">
      <style:table-column-properties style:column-width="1.131cm" style:rel-column-width="2884*"/>
    </style:style>
    <style:style style:name="Таблица1.1" style:family="table-row">
      <style:table-row-properties style:min-row-height="0.503cm"/>
    </style:style>
    <style:style style:name="Таблица1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Таблица1.R1" style:family="table-cell">
      <style:table-cell-properties fo:border="0.05pt solid #000000" style:vertical-align="middle" fo:padding="0.097cm"/>
    </style:style>
    <style:style style:name="Таблица1.2" style:family="table-row">
      <style:table-row-properties style:min-row-height="0.534cm"/>
    </style:style>
    <style:style style:name="Таблица1.E2" style:family="table-cell">
      <style:table-cell-properties fo:border-top="none" fo:padding="0.097cm" fo:border-left="0.05pt solid #000000" fo:border-bottom="0.05pt solid #000000" style:vertical-align="middle" fo:border-right="none"/>
    </style:style>
    <style:style style:name="Таблица1.T2" style:family="table-cell">
      <style:table-cell-properties fo:border-top="none" fo:padding="0.097cm" fo:border-left="0.05pt solid #000000" fo:border-bottom="0.05pt solid #000000" style:vertical-align="middle" fo:border-right="0.05pt solid #000000"/>
    </style:style>
    <style:style style:name="Таблица1.4" style:family="table-row">
      <style:table-row-properties style:min-row-height="0.291cm"/>
    </style:style>
    <style:style style:name="P1" style:parent-style-name="Standard" style:family="paragraph">
      <style:paragraph-properties fo:text-align="center" style:justify-single-word="false"/>
      <style:text-properties style:font-size-asian="10pt" fo:font-size="10pt" style:font-size-complex="10pt"/>
    </style:style>
    <style:style style:name="P2" style:parent-style-name="Standard" style:family="paragraph">
      <style:paragraph-properties fo:text-align="center" style:justify-single-word="false"/>
      <style:text-properties style:font-size-asian="10pt" style:text-rotation-scale="line-height" style:text-rotation-angle="90" fo:font-size="10pt" style:font-size-complex="10pt"/>
    </style:style>
    <style:style style:name="P3" style:parent-style-name="Standard" style:family="paragraph">
      <style:paragraph-properties fo:text-align="center" style:justify-single-word="false"/>
      <style:text-properties fo:font-weight="bold" style:font-size-asian="10pt" fo:letter-spacing="0.071cm" style:font-size-complex="10pt" fo:font-size="10pt" style:font-weight-asian="bold" style:font-weight-complex="bold"/>
    </style:style>
    <style:style style:name="P4" style:parent-style-name="Standard" style:family="paragraph">
      <style:text-properties style:font-size-asian="8pt" fo:font-size="8pt" style:font-size-complex="8pt"/>
    </style:style>
    <style:style style:name="P5" style:parent-style-name="Standard" style:family="paragraph">
      <style:paragraph-properties style:text-autospace="none"/>
    </style:style>
    <style:style style:name="P6" style:parent-style-name="Table_20_Contents" style:family="paragraph">
      <style:paragraph-properties fo:text-align="center" style:justify-single-word="false"/>
      <style:text-properties style:font-size-asian="10pt" fo:font-size="10pt" style:font-size-complex="10pt"/>
    </style:style>
    <style:style style:name="P7" style:parent-style-name="Table_20_Contents" style:family="paragraph">
      <style:paragraph-properties fo:text-align="center" style:justify-single-word="false"/>
      <style:text-properties style:font-size-asian="10pt" style:text-rotation-scale="line-height" style:text-rotation-angle="90" fo:font-size="10pt" style:font-size-complex="10pt"/>
    </style:style>
    <style:style style:name="P8" style:parent-style-name="Table_20_Contents" style:family="paragraph">
      <style:paragraph-properties fo:text-align="start" style:justify-single-word="false"/>
      <style:text-properties style:font-size-asian="10pt" fo:font-size="10pt" style:font-size-complex="10pt"/>
    </style:style>
    <style:style style:name="P9" style:parent-style-name="Table_20_Contents" style:family="paragraph">
      <style:paragraph-properties fo:text-indent="0cm" fo:margin-left="0cm" style:auto-text-indent="false" style:justify-single-word="false" fo:margin-right="0cm" fo:text-align="start"/>
      <style:text-properties style:font-size-asian="10pt" fo:font-size="10pt" style:font-size-complex="10pt"/>
    </style:style>
    <style:style style:name="P10" style:parent-style-name="Table_20_Contents" style:family="paragraph">
      <style:paragraph-properties fo:text-align="center" style:justify-single-word="false"/>
      <style:text-properties style:font-size-asian="10pt" fo:font-size="10pt" style:font-size-complex="10pt"/>
    </style:style>
    <style:style style:name="P11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size-asian="10pt" style:font-name="Times New Roman" fo:font-size="10pt" style:font-size-complex="10pt"/>
    </style:style>
    <style:style style:name="P14" style:family="paragraph">
      <style:text-properties style:font-size-asian="10pt" fo:font-size="10pt" style:font-size-complex="10pt"/>
    </style:style>
    <style:style style:name="P15" style:family="paragraph">
      <style:paragraph-properties fo:text-align="end"/>
      <style:text-properties style:font-size-asian="10pt" fo:font-size="10pt" style:font-size-complex="10pt"/>
    </style:style>
    <style:style style:name="P16" style:family="paragraph">
      <style:paragraph-properties fo:text-align="end"/>
    </style:style>
    <style:style style:name="T1" style:family="text">
      <style:text-properties fo:font-weight="normal" fo:font-style="normal" style:use-window-font-color="true" fo:language="ru" style:font-style-complex="normal" fo:letter-spacing="normal" style:font-name-asian="WenQuanYi Micro Hei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RU" style:font-size-asian="10.5pt" fo:text-shadow="none" style:text-line-through-mode="continuous" style:language-complex="hi" fo:font-size="10pt" style:country-complex="IN"/>
    </style:style>
    <style:style style:name="T2" style:family="text">
      <style:text-properties style:font-size-asian="10pt" style:font-name="Times New Roman" fo:font-size="10pt" style:font-size-complex="10pt"/>
    </style:style>
    <style:style style:name="T3" style:family="text">
      <style:text-properties style:font-size-asian="8pt" style:font-name="Times New Roman" fo:font-size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size-asian="10pt" fo:font-size="10pt" style:font-size-complex="10pt"/>
    </style:style>
    <style:style style:name="gr1" style:family="graphic">
      <style:graphic-properties svg:stroke-color="#000000" style:wrap="run-through" style:run-through="foreground" style:flow-with-text="false" style:vertical-pos="from-top" style:horizontal-pos="from-left" fo:min-height="1.958cm" style:number-wrapped-paragraphs="no-limit" draw:stroke="none" style:vertical-rel="paragraph" draw:fill="none" draw:wrap-influence-on-position="once-concurrent" style:horizontal-rel="paragraph" draw:fill-color="#ffffff"/>
    </style:style>
    <style:style style:name="gr2" style:family="graphic">
      <style:graphic-properties svg:stroke-color="#000000" style:wrap="run-through" style:run-through="foreground" style:flow-with-text="false" style:vertical-pos="from-top" style:horizontal-pos="from-left" fo:min-height="2.884cm" style:number-wrapped-paragraphs="no-limit" draw:stroke="none" style:vertical-rel="paragraph" draw:fill="none" draw:wrap-influence-on-position="once-concurrent" style:horizontal-rel="paragraph" draw:fill-color="#ffffff"/>
    </style:style>
    <style:style style:name="gr3" style:family="graphic">
      <style:graphic-properties svg:stroke-color="#000000" style:wrap="run-through" style:run-through="foreground" style:flow-with-text="false" style:vertical-pos="from-top" style:horizontal-pos="from-left" fo:min-height="0.714cm" style:number-wrapped-paragraphs="no-limit" draw:stroke="none" style:vertical-rel="paragraph" draw:fill="none" draw:wrap-influence-on-position="once-concurrent" style:horizontal-rel="paragraph" draw:fill-color="#ffffff"/>
    </style:style>
    <style:style style:name="gr4" style:family="graphic">
      <style:graphic-properties svg:stroke-color="#000000" style:wrap="run-through" style:run-through="foreground" style:flow-with-text="false" style:vertical-pos="from-top" style:horizontal-pos="from-left" fo:min-height="0.82cm" style:number-wrapped-paragraphs="no-limit" draw:stroke="none" style:vertical-rel="paragraph" draw:fill="none" draw:wrap-influence-on-position="once-concurrent" style:horizontal-rel="paragraph" draw:fill-color="#ffffff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4"><draw:frame svg:width="7.012cm" svg:height="1.959cm" svg:y="-0.277cm" draw:z-index="0" draw:text-style-name="P13" text:anchor-type="paragraph" draw:style-name="gr1" svg:x="-0.062cm"><draw:text-box><text:p text:style-name="P12"><text:span text:style-name="T2">_______________________________________</text:span></text:p><text:p text:style-name="P12"><text:span text:style-name="T3">(наименование медицинской организации)</text:span></text:p><text:p text:style-name="P12"><text:span text:style-name="T2"/></text:p><text:p text:style-name="P12"><text:span text:style-name="T2">_______________________________________</text:span></text:p><text:p text:style-name="P12"><text:span text:style-name="T3">(адрес, телефон)</text:span></text:p></draw:text-box></draw:frame><draw:frame svg:width="9.208cm" svg:height="3.41cm" svg:y="-1.044cm" draw:z-index="1" draw:text-style-name="P12" text:anchor-type="paragraph" draw:style-name="gr2" svg:x="16.739cm"><draw:text-box><text:p text:style-name="P12"><text:span text:style-name="T4">Учетная документация</text:span></text:p><text:p text:style-name="P12"/><text:p text:style-name="P12"><text:span text:style-name="T4">Форма № 007/у</text:span></text:p><text:p text:style-name="P12"><text:span text:style-name="T4"/></text:p><text:p text:style-name="P12"><text:span text:style-name="T5">Утверждена приказом</text:span></text:p><text:p text:style-name="P12"><text:span text:style-name="T5">Минздравсоцразвития России</text:span></text:p><text:p text:style-name="P12"><text:span text:style-name="T5">от ___ ___________ 20___г. <text:s/>№_____</text:span></text:p></draw:text-box></draw:frame></text:p>
      <text:p text:style-name="Standard"/>
      <text:p text:style-name="P5"><text:s/></text:p>
      <text:p text:style-name="Standard"/>
      <text:p text:style-name="Standard"/>
      <text:p text:style-name="P3">ЛИСТОК</text:p>
      <text:p text:style-name="P1">ежедневного учета движения больных и коечного фонда стационара круглосуточного пребывания,</text:p>
      <text:p text:style-name="P1">дневного стационара при больничном учреждении</text:p>
      <text:p text:style-name="P1">(подчеркнуть)</text:p>
      <text:p text:style-name="P1">_____________________________________________________</text:p>
      <text:p text:style-name="P1">наименование отделения, профили коек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number-columns-repeated="2"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number-columns-repeated="2"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U"/>
        <table:table-row table:style-name="Таблица1.1">
          <table:table-cell office:value-type="string" table:number-rows-spanned="4" table:style-name="Таблица1.A1">
            <text:p text:style-name="P2"/>
          </table:table-cell>
          <table:table-cell office:value-type="string" table:number-rows-spanned="4" table:style-name="Таблица1.A1">
            <text:p text:style-name="P7">Код</text:p>
          </table:table-cell>
          <table:table-cell office:value-type="string" table:number-rows-spanned="4" table:style-name="Таблица1.A1">
            <text:p text:style-name="P2">Фактически развернуто коек, включая<text:line-break/> койки свернутые на ремонт</text:p>
          </table:table-cell>
          <table:table-cell office:value-type="string" table:number-rows-spanned="4" table:style-name="Таблица1.A1">
            <text:p text:style-name="P2">В том числе коек<text:line-break/>свернутых на ремонт</text:p>
          </table:table-cell>
          <table:table-cell office:value-type="string" table:number-columns-spanned="13" table:style-name="Таблица1.A1">
            <text:p text:style-name="P6">Движение больных за истекшие сут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Таблица1.R1">
            <text:p text:style-name="P6">На начало текущего дня</text:p>
          </table:table-cell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office:value-type="string" table:number-rows-spanned="3" table:style-name="Таблица1.E2">
            <text:p text:style-name="P7">Состояло больных на<text:line-break/>начало истекших суток</text:p>
          </table:table-cell>
          <table:table-cell office:value-type="string" table:number-columns-spanned="5" table:style-name="Таблица1.E2">
            <text:p text:style-name="P6">поступило больных *</text:p>
            <text:p text:style-name="P6">(без переведенных</text:p>
            <text:p text:style-name="P6">внутри больницы)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number-rows-spanned="2" table:style-name="Таблица1.E2">
            <text:p text:style-name="P6">переведено больных внутри больницы</text:p>
          </table:table-cell>
          <table:covered-table-cell/>
          <table:table-cell office:value-type="string" table:number-columns-spanned="4" table:style-name="Таблица1.E2">
            <text:p text:style-name="P6">Выписано *</text:p>
            <text:p text:style-name="P6">больных</text:p>
          </table:table-cell>
          <table:covered-table-cell/>
          <table:covered-table-cell/>
          <table:covered-table-cell/>
          <table:table-cell office:value-type="string" table:number-rows-spanned="3" table:style-name="Таблица1.E2">
            <text:p text:style-name="P7">умерло</text:p>
          </table:table-cell>
          <table:table-cell office:value-type="string" table:number-rows-spanned="3" table:style-name="Таблица1.E2">
            <text:p text:style-name="P7">состоит больных - всего</text:p>
          </table:table-cell>
          <table:table-cell office:value-type="string" table:number-rows-spanned="3" table:style-name="Таблица1.E2">
            <text:p text:style-name="P7">состоит матерей при<text:line-break/>больных детях</text:p>
          </table:table-cell>
          <table:table-cell office:value-type="string" table:number-columns-spanned="2" table:style-name="Таблица1.T2">
            <text:p text:style-name="P6">свободных мест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office:value-type="string" table:number-rows-spanned="2" table:style-name="Таблица1.E2">
            <text:p text:style-name="P7">всего</text:p>
          </table:table-cell>
          <table:table-cell office:value-type="string" table:number-rows-spanned="2" table:style-name="Таблица1.E2">
            <text:p text:style-name="P7">в т.ч. из дневного<text:line-break/>стационара</text:p>
          </table:table-cell>
          <table:table-cell office:value-type="string" table:number-columns-spanned="3" table:style-name="Таблица1.E2">
            <text:p text:style-name="P6">из них (из гр.6)</text:p>
          </table:table-cell>
          <table:covered-table-cell/>
          <table:covered-table-cell/>
          <table:covered-table-cell/>
          <table:covered-table-cell/>
          <table:table-cell office:value-type="string" table:number-rows-spanned="2" table:style-name="Таблица1.E2">
            <text:p text:style-name="P7">всего</text:p>
          </table:table-cell>
          <table:table-cell office:value-type="string" table:number-columns-spanned="3" table:style-name="Таблица1.E2">
            <text:p text:style-name="P6">в т.ч.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rows-spanned="2" table:style-name="Таблица1.E2">
            <text:p text:style-name="P7">мужских</text:p>
          </table:table-cell>
          <table:table-cell office:value-type="string" table:number-rows-spanned="2" table:style-name="Таблица1.T2">
            <text:p text:style-name="P7">женских</text:p>
          </table:table-cell>
        </table:table-row>
        <table:table-row table:style-name="Таблица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Таблица1.E2">
            <text:p text:style-name="P7">сельских жителей</text:p>
          </table:table-cell>
          <table:table-cell office:value-type="string" table:style-name="Таблица1.E2">
            <text:p text:style-name="P7">0-17 лет</text:p>
          </table:table-cell>
          <table:table-cell office:value-type="string" table:style-name="Таблица1.E2">
            <text:p text:style-name="P7">60 лет и старше</text:p>
          </table:table-cell>
          <table:table-cell office:value-type="string" table:style-name="Таблица1.E2">
            <text:p text:style-name="P7">из других отделений</text:p>
          </table:table-cell>
          <table:table-cell office:value-type="string" table:style-name="Таблица1.E2">
            <text:p text:style-name="P7">в другие отделения</text:p>
          </table:table-cell>
          <table:covered-table-cell/>
          <table:table-cell office:value-type="string" table:style-name="Таблица1.E2">
            <text:p text:style-name="P7">переведенных в другие стационары</text:p>
          </table:table-cell>
          <table:table-cell office:value-type="string" table:style-name="Таблица1.E2">
            <text:p text:style-name="P7">в круглосуточный<text:line-break/>стационар</text:p>
          </table:table-cell>
          <table:table-cell office:value-type="string" table:style-name="Таблица1.E2">
            <text:p text:style-name="P7">в дневной стациона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Таблица1.E2">
            <text:p text:style-name="P6">1</text:p>
          </table:table-cell>
          <table:table-cell office:value-type="string" table:style-name="Таблица1.E2">
            <text:p text:style-name="P6">2</text:p>
          </table:table-cell>
          <table:table-cell office:value-type="string" table:style-name="Таблица1.E2">
            <text:p text:style-name="P6">3</text:p>
          </table:table-cell>
          <table:table-cell office:value-type="string" table:style-name="Таблица1.E2">
            <text:p text:style-name="P6">4</text:p>
          </table:table-cell>
          <table:table-cell office:value-type="string" table:style-name="Таблица1.E2">
            <text:p text:style-name="P6">5</text:p>
          </table:table-cell>
          <table:table-cell office:value-type="string" table:style-name="Таблица1.E2">
            <text:p text:style-name="P6">6</text:p>
          </table:table-cell>
          <table:table-cell office:value-type="string" table:style-name="Таблица1.E2">
            <text:p text:style-name="P6">7</text:p>
          </table:table-cell>
          <table:table-cell office:value-type="string" table:style-name="Таблица1.E2">
            <text:p text:style-name="P6">8</text:p>
          </table:table-cell>
          <table:table-cell office:value-type="string" table:style-name="Таблица1.E2">
            <text:p text:style-name="P6">9</text:p>
          </table:table-cell>
          <table:table-cell office:value-type="string" table:style-name="Таблица1.E2">
            <text:p text:style-name="P6">10</text:p>
          </table:table-cell>
          <table:table-cell office:value-type="string" table:style-name="Таблица1.E2">
            <text:p text:style-name="P6">11</text:p>
          </table:table-cell>
          <table:table-cell office:value-type="string" table:style-name="Таблица1.E2">
            <text:p text:style-name="P6">12</text:p>
          </table:table-cell>
          <table:table-cell office:value-type="string" table:style-name="Таблица1.E2">
            <text:p text:style-name="P6">13</text:p>
          </table:table-cell>
          <table:table-cell office:value-type="string" table:style-name="Таблица1.E2">
            <text:p text:style-name="P6">14</text:p>
          </table:table-cell>
          <table:table-cell office:value-type="string" table:style-name="Таблица1.E2">
            <text:p text:style-name="P6">15</text:p>
          </table:table-cell>
          <table:table-cell office:value-type="string" table:style-name="Таблица1.E2">
            <text:p text:style-name="P6">16</text:p>
          </table:table-cell>
          <table:table-cell office:value-type="string" table:style-name="Таблица1.E2">
            <text:p text:style-name="P6">17</text:p>
          </table:table-cell>
          <table:table-cell office:value-type="string" table:style-name="Таблица1.E2">
            <text:p text:style-name="P6">18</text:p>
          </table:table-cell>
          <table:table-cell office:value-type="string" table:style-name="Таблица1.E2">
            <text:p text:style-name="P6">19</text:p>
          </table:table-cell>
          <table:table-cell office:value-type="string" table:style-name="Таблица1.E2">
            <text:p text:style-name="P6">20</text:p>
          </table:table-cell>
          <table:table-cell office:value-type="string" table:style-name="Таблица1.T2">
            <text:p text:style-name="P6">21</text:p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>30</text:p>
          </table:table-cell>
          <table:table-cell office:value-type="string" table:style-name="Таблица1.E2">
            <text:p text:style-name="P6">1</text:p>
          </table:table-cell>
          <table:table-cell office:value-type="string" table:style-name="Таблица1.E2">
            <text:p text:style-name="P6">9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9</text:p>
          </table:table-cell>
          <table:table-cell office:value-type="string" table:style-name="Таблица1.E2">
            <text:p text:style-name="P6">7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T2">
            <text:p text:style-name="P6">0</text:p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>28</text:p>
          </table:table-cell>
          <table:table-cell office:value-type="string" table:style-name="Таблица1.E2">
            <text:p text:style-name="P6">30</text:p>
          </table:table-cell>
          <table:table-cell office:value-type="string" table:style-name="Таблица1.E2">
            <text:p text:style-name="P6">1</text:p>
          </table:table-cell>
          <table:table-cell office:value-type="string" table:style-name="Таблица1.E2">
            <text:p text:style-name="P6">9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E2">
            <text:p text:style-name="P6">9</text:p>
          </table:table-cell>
          <table:table-cell office:value-type="string" table:style-name="Таблица1.E2">
            <text:p text:style-name="P6">7</text:p>
          </table:table-cell>
          <table:table-cell office:value-type="string" table:style-name="Таблица1.E2">
            <text:p text:style-name="P6">0</text:p>
          </table:table-cell>
          <table:table-cell office:value-type="string" table:style-name="Таблица1.T2">
            <text:p text:style-name="P6">0</text:p>
          </table:table-cell>
        </table:table-row>
        <table:table-row>
          <table:table-cell office:value-type="string" table:style-name="Таблица1.E2">
            <text:p text:style-name="P9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  <table:table-row>
          <table:table-cell office:value-type="string" table:style-name="Таблица1.E2">
            <text:p text:style-name="P8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E2">
            <text:p text:style-name="P6"/>
          </table:table-cell>
          <table:table-cell office:value-type="string" table:style-name="Таблица1.T2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RU" fo:language="ru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RU" fo:language="ru" fo:hyphenation-push-char-count="2" style:font-name="Times New Roman" style:language-asian="zh" style:language-complex="hi" style:font-size-asian="10.5pt" style:font-name-asian="WenQuanYi Micro Hei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WenQuanYi Micro Hei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MP1" style:family="paragraph">
      <style:text-properties style:font-size-asian="10pt" fo:font-size="10pt" style:font-size-complex="10pt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style:font-size-asian="10pt" fo:font-size="10pt" style:font-size-complex="10pt"/>
    </style:style>
    <style:style style:name="MT1" style:family="text">
      <style:text-properties style:font-size-asian="10pt" fo:font-size="10pt" style:font-size-complex="10pt"/>
    </style:style>
    <style:style style:name="Mgr1" style:family="graphic">
      <style:graphic-properties svg:stroke-color="#000000" style:wrap="run-through" style:run-through="foreground" style:flow-with-text="false" style:vertical-pos="from-top" style:horizontal-pos="from-left" fo:min-height="0.714cm" style:number-wrapped-paragraphs="no-limit" draw:stroke="none" style:vertical-rel="paragraph" draw:fill="none" draw:wrap-influence-on-position="once-concurrent" style:horizontal-rel="paragraph" draw:fill-color="#ffffff"/>
    </style:style>
    <style:style style:name="Mgr2" style:family="graphic">
      <style:graphic-properties svg:stroke-color="#000000" style:wrap="run-through" style:run-through="foreground" style:flow-with-text="false" style:vertical-pos="from-top" style:horizontal-pos="from-left" fo:min-height="0.82cm" style:number-wrapped-paragraphs="no-limit" draw:stroke="none" style:vertical-rel="paragraph" draw:fill="none" draw:wrap-influence-on-position="once-concurrent" style:horizontal-rel="paragraph" draw:fill-color="#ffffff"/>
    </style:style>
    <style:page-layout style:name="Mpm1">
      <style:page-layout-properties fo:margin-top="2cm" style:writing-mode="lr-tb" fo:margin-left="2cm" fo:page-width="29.7cm" style:num-format="1" style:print-orientation="landscape" style:footnote-max-height="0cm" fo:margin-bottom="1.499cm" fo:page-height="21.001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svg:width="2.356cm" svg:height="0.715cm" svg:y="-0.03cm" draw:z-index="3" draw:text-style-name="MP1" text:anchor-type="paragraph" draw:style-name="Mgr1" svg:x="0.168cm"><draw:text-box><text:p><text:span text:style-name="MT1">Формат А 4</text:span></text:p></draw:text-box></draw:frame><draw:frame svg:width="11.537cm" svg:height="0.821cm" svg:y="-0.03cm" draw:z-index="5" draw:text-style-name="MP3" text:anchor-type="paragraph" draw:style-name="Mgr2" svg:x="13.758cm"><draw:text-box><text:p text:style-name="MP2"><text:span text:style-name="MT1">Подпись медицинской сестры _____________________________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3:30:34</meta:creation-date>
    <dc:date>2012-08-30T13:16:41</dc:date>
    <meta:editing-duration>PT1H39M47S</meta:editing-duration>
    <meta:editing-cycles>22</meta:editing-cycles>
    <meta:generator>LibreOffice/3.5$Linux_X86_64 LibreOffice_project/350m1$Build-2</meta:generator>
    <meta:document-statistic meta:table-count="1" meta:image-count="0" meta:object-count="0" meta:page-count="2" meta:paragraph-count="80" meta:word-count="180" meta:character-count="1769" meta:non-whitespace-character-count="1666"/>
  </office:meta>
</office:document-meta>
</file>